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color="#336699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color="#336699" fo:font-weight="bold" style:font-weight-asian="bold" style:font-weight-complex="bold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ffffff"/>
      <style:paragraph-properties fo:text-align="center"/>
      <style:text-properties fo:color="#336699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Times new roman" fo:font-size="12pt" fo:font-weight="bold" style:font-weight-asian="bold" style:font-weight-complex="bold"/>
    </style:style>
    <style:style style:name="T3" style:family="text">
      <style:text-properties fo:color="#336699" fo:font-weight="bold" style:font-weight-asian="bold" style:font-weight-complex="bold"/>
    </style:style>
    <style:style style:name="T4" style:family="text">
      <style:text-properties fo:color="#336699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textarea-horizontal-align="justify" draw:textarea-vertical-align="middle" draw:auto-grow-height="false" fo:min-height="3.801cm" fo:min-width="16.4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339cm" fo:min-width="0.3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661cm" fo:min-width="0.9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2" svg:width="16.837cm" svg:height="4.211cm" svg:x="0.263cm" svg:y="1.323cm"><text:p text:style-name="P1"><text:span text:style-name="T1">CONCEPTION ET DÉVELOPPEMENT D’UN SYSTÈME </text:span></text:p><text:p text:style-name="P1"><text:span text:style-name="T1">DE COLLECTE ET DE DISTRIBUTION DE </text:span></text:p><text:p text:style-name="P1"><text:span text:style-name="T1">DOCUMENTS NUMÉRIQUES AVEC GESTION </text:span></text:p><text:p text:style-name="P1"><text:span text:style-name="T1">DE DROITS D’AUTEUR</text:span><text:span text:style-name="T2"><text:tab/>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name="Forme3" draw:style-name="gr3" draw:text-style-name="P6" svg:width="0.98cm" svg:height="0.662cm" svg:x="5.999cm" svg:y="0.441cm"><text:p text:style-name="P5"><text:span text:style-name="T4">2020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1" draw:name="Forme2" draw:style-name="gr2" draw:text-style-name="P4" svg:width="0.503cm" svg:height="0.477cm" svg:x="5.338cm" svg:y="0.06cm"><text:p text:style-name="P3"><text:span text:style-name="T3">C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45:14.727020798</meta:creation-date>
    <dc:date>2019-08-01T12:37:05.526429620</dc:date>
    <meta:editing-duration>PT10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